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64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xou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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criticize accuse 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l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 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 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: bad: no,not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 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 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forgive,forgiveness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 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po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 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i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 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mine Arodi 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/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 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o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 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our Baal_Hanan 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Babylon 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NotChrist</text:p>
          </table:table-cell>
          <table:table-cell/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town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 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,not: village: many,much: neighbor: house: near,close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hood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blasphemy blaspheme 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breathe 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Cainan Cai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i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 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 church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ze</text:p>
          </table:table-cell>
          <table:table-cell office:value-type="string" calcext:value-type="string">
            <text:p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 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Cush_man 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ol</text:p>
          </table:table-cell>
          <table:table-cell office:value-type="string" calcext:value-type="string">
            <text:p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 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 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,confession: land,ground,earth,space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king,lord,ruler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tree,plant,wood: small,few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 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message: mouth,said,speak,confession: book,learn,read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mouth,said,speak,confession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,wet: color: land,ground,earth,spac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,wet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everything: all,whole: time,whe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paphroditus 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 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because,reason,therefore: know,knowledge: ?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 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 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 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ain</text:p>
          </table:table-cell>
          <table:table-cell office:value-type="string" calcext:value-type="string">
            <text:p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 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together_things 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<text:s/>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glory 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perso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 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 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perso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 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,immediately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 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free,freedom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 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love: village: many,much: neighbor: house: near,close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: thing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a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 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_the_Disciple 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Judas Juda Judas_not_Iscariot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eap 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destruction destroy 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 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lord king master 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Laodicea 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w commandment 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/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Put_land 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 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 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Branch: tree,plant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n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 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u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 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 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/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 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: <text:s/>sleep,rest,lie_down: person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 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_Mother_of_Jesus 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 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hathia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 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,space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 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ack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 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Mesopotamia 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judge,judgment: king,lord,ruler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think mind think_opinion think_wonder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year: land,ground,earth,space: around: sun,day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/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beauty,beautiful: good: eye,see: village: many,much: neighbor: house: near,close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ear 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ed 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a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 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NT_Jacob</text:p>
          </table:table-cell>
          <table:table-cell/>
          <table:table-cell office:value-type="string" calcext:value-type="string">
            <text:p>ea72</text:p>
          </table:table-cell>
          <table:table-cell office:value-type="string" calcext:value-type="string">
            <text:p>man: person: foot 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NT_Joseph</text:p>
          </table:table-cell>
          <table:table-cell/>
          <table:table-cell office:value-type="string" calcext:value-type="string">
            <text:p>ea73</text:p>
          </table:table-cell>
          <table:table-cell office:value-type="string" calcext:value-type="string">
            <text:p>man: more: up: many,much 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_top_of 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 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Onesiphorus 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i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 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<text:s/>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,space: king,lord,ruler,master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i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 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 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,space 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: dry: no,not: water,wet: land,ground,earth,space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,confession: dance: walk: happy,joy: face: land,ground,earth,spac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sesive</text:p>
          </table:table-cell>
          <table:table-cell office:value-type="string" calcext:value-type="string">
            <text:p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<text:s/>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xalt dignify praise 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te 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/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e07e</text:p>
          </table:table-cell>
          <table:table-cell office:value-type="string" calcext:value-type="string">
            <text:p>Hand: thing 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at continue 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o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 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: water,wet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servant 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 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,equal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perso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 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 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 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Peter</text:p>
          </table:table-cell>
          <table:table-cell office:value-type="string" calcext:value-type="string">
            <text:p>Simon_Peter 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 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the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 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 lawlessness sinful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rest lie_down 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 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Bible,Scriptur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pot 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stay 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uffering 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kkoth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 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a 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perso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 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amony</text:p>
          </table:table-cell>
          <table:table-cell office:value-type="string" calcext:value-type="string">
            <text:p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 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 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 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 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e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 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u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 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 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 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no,not: water,wet: land,ground,earth,space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 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 table:number-rows-repeated="10468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9T09:04:09.138000000</dc:date>
    <meta:editing-duration>PT1M29S</meta:editing-duration>
    <meta:editing-cycles>1</meta:editing-cycles>
    <meta:document-statistic meta:table-count="1" meta:cell-count="6933" meta:object-count="0"/>
    <meta:generator>LibreOffice/6.3.4.2$Windows_X86_64 LibreOffice_project/60da17e045e08f1793c57c00ba83cdfce946d0aa</meta:generator>
  </office:meta>
</office:document-meta>
</file>